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3c3" officeooo:paragraph-rsid="000323c3"/>
    </style:style>
    <style:style style:name="P2" style:family="paragraph" style:parent-style-name="Standard">
      <style:paragraph-properties fo:text-align="center" style:justify-single-word="false"/>
      <style:text-properties fo:font-size="17pt" fo:font-weight="bold" officeooo:rsid="000323c3" officeooo:paragraph-rsid="000323c3" style:font-size-asian="17pt" style:font-weight-asian="bold" style:font-size-complex="17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814f5" officeooo:paragraph-rsid="000323c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3af06" officeooo:paragraph-rsid="000323c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Arial" fo:font-style="normal" fo:font-weight="normal" officeooo:rsid="002814f5" officeooo:paragraph-rsid="000323c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Arial" fo:font-weight="normal" officeooo:rsid="002814f5" officeooo:paragraph-rsid="000323c3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2814f5" officeooo:paragraph-rsid="00124c50" style:font-weight-asian="normal" style:font-weight-complex="normal"/>
    </style:style>
    <style:style style:name="P8" style:family="paragraph" style:parent-style-name="Standard">
      <style:text-properties style:font-name="Arial" fo:font-style="italic" fo:font-weight="normal" officeooo:rsid="002814f5" officeooo:paragraph-rsid="000323c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style:font-name="Arial" fo:font-size="12pt" fo:font-style="italic" fo:font-weight="bold" officeooo:rsid="0013af06" officeooo:paragraph-rsid="000323c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style:font-name="Arial" fo:font-size="12pt" fo:font-style="normal" fo:font-weight="normal" officeooo:rsid="0013af06" officeooo:paragraph-rsid="000323c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style:font-name="Arial" fo:font-size="12pt" fo:font-style="normal" fo:font-weight="normal" officeooo:rsid="002150ca" officeooo:paragraph-rsid="000323c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style:font-name="Arial" fo:font-size="12pt" fo:font-style="normal" fo:font-weight="normal" officeooo:rsid="002150ca" officeooo:paragraph-rsid="000fdc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ff0000" style:font-name="Arial" fo:font-style="normal" fo:font-weight="normal" officeooo:rsid="002972d6" officeooo:paragraph-rsid="000323c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0000" style:font-name="Arial" fo:font-style="normal" fo:font-weight="normal" officeooo:rsid="00261690" officeooo:paragraph-rsid="000323c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0000" style:font-name="Arial" fo:font-style="italic" fo:font-weight="normal" officeooo:rsid="002814f5" officeooo:paragraph-rsid="000323c3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ff" style:font-name="Arial" fo:font-style="normal" fo:font-weight="normal" officeooo:rsid="002814f5" officeooo:paragraph-rsid="000323c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ff" style:font-name="Arial" fo:font-weight="normal" officeooo:rsid="002814f5" officeooo:paragraph-rsid="000323c3" style:font-weight-asian="normal" style:font-weight-complex="normal"/>
    </style:style>
    <style:style style:name="P18" style:family="paragraph" style:parent-style-name="Standard">
      <style:text-properties fo:color="#99ff33" style:font-name="Arial" fo:font-style="normal" fo:font-weight="normal" officeooo:rsid="002b8eb8" officeooo:paragraph-rsid="000ee7d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99ff33" style:font-name="Arial" fo:font-style="normal" fo:font-weight="normal" officeooo:rsid="002814f5" officeooo:paragraph-rsid="000323c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99ff33" style:font-name="Arial" fo:font-weight="normal" officeooo:rsid="002814f5" officeooo:paragraph-rsid="000323c3" style:font-weight-asian="normal" style:font-weight-complex="normal"/>
    </style:style>
    <style:style style:name="P21" style:family="paragraph" style:parent-style-name="Standard">
      <style:text-properties fo:color="#99ff33" style:font-name="Arial" fo:font-weight="normal" officeooo:rsid="002814f5" officeooo:paragraph-rsid="0006b273" style:font-weight-asian="normal" style:font-weight-complex="normal"/>
    </style:style>
    <style:style style:name="P22" style:family="paragraph" style:parent-style-name="Standard">
      <style:text-properties fo:color="#99ff33" style:font-name="Arial" fo:font-weight="normal" officeooo:rsid="0006b273" officeooo:paragraph-rsid="0006b273" style:font-weight-asian="normal" style:font-weight-complex="normal"/>
    </style:style>
    <style:style style:name="P23" style:family="paragraph" style:parent-style-name="Standard">
      <style:text-properties fo:color="#99ff33" style:font-name="Arial" fo:font-weight="normal" officeooo:rsid="002814f5" officeooo:paragraph-rsid="00121cf4" fo:background-color="transparent" style:font-weight-asian="normal" style:font-weight-complex="normal"/>
    </style:style>
    <style:style style:name="P24" style:family="paragraph" style:parent-style-name="Standard">
      <style:text-properties fo:color="#6666ff" style:font-name="Arial" fo:font-weight="normal" officeooo:rsid="002814f5" officeooo:paragraph-rsid="000323c3" style:font-weight-asian="normal" style:font-weight-complex="normal"/>
    </style:style>
    <style:style style:name="P25" style:family="paragraph" style:parent-style-name="Standard">
      <style:text-properties fo:color="#6666ff" style:font-name="Arial" fo:font-weight="normal" officeooo:rsid="002814f5" officeooo:paragraph-rsid="0008ad09" style:font-weight-asian="normal" style:font-weight-complex="normal"/>
    </style:style>
    <style:style style:name="P26" style:family="paragraph" style:parent-style-name="Standard">
      <style:text-properties fo:color="#6666ff" style:font-name="Arial" fo:font-size="12pt" fo:font-style="normal" fo:font-weight="normal" officeooo:rsid="002814f5" officeooo:paragraph-rsid="0008ad0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666ff" style:font-name="Arial" fo:font-size="12pt" fo:font-style="normal" fo:font-weight="normal" officeooo:rsid="002814f5" officeooo:paragraph-rsid="000aa8b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ff" style:font-name="Arial" fo:font-size="12pt" fo:font-style="normal" fo:font-weight="normal" officeooo:rsid="002814f5" officeooo:paragraph-rsid="000323c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3333" style:font-name="Arial" fo:font-size="12pt" fo:font-style="normal" fo:font-weight="normal" officeooo:rsid="002150ca" officeooo:paragraph-rsid="000323c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3333" style:font-name="Arial" fo:font-size="12pt" fo:font-style="normal" fo:font-weight="normal" officeooo:rsid="002814f5" officeooo:paragraph-rsid="000323c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3333" style:font-name="Arial" fo:font-size="12pt" fo:font-style="normal" fo:font-weight="normal" officeooo:rsid="002814f5" officeooo:paragraph-rsid="000daff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ff3333" style:font-name="Arial" fo:font-style="normal" fo:font-weight="normal" officeooo:rsid="002b8eb8" officeooo:paragraph-rsid="000ee7d0" style:font-style-asian="normal" style:font-weight-asian="normal" style:font-style-complex="normal" style:font-weight-complex="normal"/>
    </style:style>
    <style:style style:name="T1" style:family="text">
      <style:text-properties officeooo:rsid="000323c3"/>
    </style:style>
    <style:style style:name="T2" style:family="text">
      <style:text-properties officeooo:rsid="002b1b5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98acc" style:font-style-asian="normal" style:font-style-complex="normal"/>
    </style:style>
    <style:style style:name="T5" style:family="text">
      <style:text-properties fo:font-style="normal" officeooo:rsid="002972d6" style:font-style-asian="normal" style:font-style-complex="normal"/>
    </style:style>
    <style:style style:name="T6" style:family="text">
      <style:text-properties fo:font-style="normal" officeooo:rsid="00261690" style:font-style-asian="normal" style:font-style-complex="normal"/>
    </style:style>
    <style:style style:name="T7" style:family="text">
      <style:text-properties fo:font-style="normal" officeooo:rsid="00268c16" style:font-style-asian="normal" style:font-style-complex="normal"/>
    </style:style>
    <style:style style:name="T8" style:family="text">
      <style:text-properties fo:font-style="normal" officeooo:rsid="002b1b5f" style:font-style-asian="normal" style:font-style-complex="normal"/>
    </style:style>
    <style:style style:name="T9" style:family="text">
      <style:text-properties fo:font-style="normal" officeooo:rsid="00299211" style:font-style-asian="normal" style:font-style-complex="normal"/>
    </style:style>
    <style:style style:name="T10" style:family="text">
      <style:text-properties fo:font-style="normal" officeooo:rsid="000323c3" style:font-style-asian="normal" style:font-style-complex="normal"/>
    </style:style>
    <style:style style:name="T11" style:family="text">
      <style:text-properties fo:font-style="normal" officeooo:rsid="00444172" style:font-style-asian="normal" style:font-style-complex="normal"/>
    </style:style>
    <style:style style:name="T12" style:family="text">
      <style:text-properties fo:font-style="normal" officeooo:rsid="0042b043" style:font-style-asian="normal" style:font-style-complex="normal"/>
    </style:style>
    <style:style style:name="T13" style:family="text">
      <style:text-properties fo:font-style="normal" officeooo:rsid="0042ab9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2f024b"/>
    </style:style>
    <style:style style:name="T16" style:family="text">
      <style:text-properties officeooo:rsid="003bfc25"/>
    </style:style>
    <style:style style:name="T17" style:family="text">
      <style:text-properties officeooo:rsid="002e0d20"/>
    </style:style>
    <style:style style:name="T18" style:family="text">
      <style:text-properties officeooo:rsid="0023a985"/>
    </style:style>
    <style:style style:name="T19" style:family="text">
      <style:text-properties officeooo:rsid="0024ec2c"/>
    </style:style>
    <style:style style:name="T20" style:family="text">
      <style:text-properties officeooo:rsid="0025bedc"/>
    </style:style>
    <style:style style:name="T21" style:family="text">
      <style:text-properties officeooo:rsid="002972d6"/>
    </style:style>
    <style:style style:name="T22" style:family="text">
      <style:text-properties officeooo:rsid="001f1568"/>
    </style:style>
    <style:style style:name="T23" style:family="text">
      <style:text-properties officeooo:rsid="00419369"/>
    </style:style>
    <style:style style:name="T24" style:family="text">
      <style:text-properties officeooo:rsid="00488bf0"/>
    </style:style>
    <style:style style:name="T25" style:family="text">
      <style:text-properties officeooo:rsid="00480b3e"/>
    </style:style>
    <style:style style:name="T26" style:family="text">
      <style:text-properties officeooo:rsid="000bab4e"/>
    </style:style>
    <style:style style:name="T27" style:family="text">
      <style:text-properties officeooo:rsid="0051cb75"/>
    </style:style>
    <style:style style:name="T28" style:family="text">
      <style:text-properties officeooo:rsid="000fdc61"/>
    </style:style>
    <style:style style:name="T29" style:family="text">
      <style:text-properties officeooo:rsid="0045bca0"/>
    </style:style>
    <style:style style:name="T30" style:family="text">
      <style:text-properties officeooo:rsid="0014b8ed"/>
    </style:style>
    <style:style style:name="T31" style:family="text">
      <style:text-properties fo:color="#ff0000" officeooo:rsid="002972d6"/>
    </style:style>
    <style:style style:name="T32" style:family="text">
      <style:text-properties fo:color="#ff0000" fo:font-style="normal" officeooo:rsid="002972d6" style:font-style-asian="normal" style:font-style-complex="normal"/>
    </style:style>
    <style:style style:name="T33" style:family="text">
      <style:text-properties fo:color="#99ff33"/>
    </style:style>
    <style:style style:name="T34" style:family="text">
      <style:text-properties fo:color="#99ff33" officeooo:rsid="001f1568"/>
    </style:style>
    <style:style style:name="T35" style:family="text">
      <style:text-properties fo:color="#99ff33" fo:background-color="transparent" loext:char-shading-value="0"/>
    </style:style>
    <style:style style:name="T36" style:family="text">
      <style:text-properties fo:color="#99ff33" officeooo:rsid="0045bca0" fo:background-color="transparent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45bca0" fo:background-color="transparent" loext:char-shading-value="0"/>
    </style:style>
    <style:style style:name="T39" style:family="text">
      <style:text-properties officeooo:rsid="0045bca0"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fo:color="#6666ff" fo:background-color="transparent" loext:char-shading-value="0"/>
    </style:style>
    <style:style style:name="T42" style:family="text">
      <style:text-properties fo:color="#6666ff" officeooo:rsid="0045bca0" fo:background-color="transparent" loext:char-shading-value="0"/>
    </style:style>
    <style:style style:name="T43" style:family="text">
      <style:text-properties fo:color="#6666ff" officeooo:rsid="001f15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ORAL</text:p>
      <text:p text:style-name="P1"/>
      <text:p text:style-name="P9"><text:span text:style-name="T4">P</text:span><text:span text:style-name="T3">lan</text:span><text:span text:style-name="T14"> :</text:span></text:p>
      <text:p text:style-name="P10"/>
      <text:p text:style-name="P11">Introduction :</text:p>
      <text:p text:style-name="P11"/>
      <text:p text:style-name="P12"><text:tab/>- <text:span text:style-name="T15">Responsabilité juridique = ''Obligation de répondre de ses actes dommageables'' <text:tab/>envers les institutions concernées par lesdits actes, ainsi que l'obligation de rendre <text:tab/>des comptes</text:span></text:p>
      <text:p text:style-name="P11"><text:tab/>- <text:span text:style-name="T28">Annonce du plan</text:span></text:p>
      <text:p text:style-name="P4"/>
      <text:p text:style-name="P16"><text:span text:style-name="T16">1</text:span>) L'ingénieur face aux risques</text:p>
      <text:p text:style-name="P16"/>
      <text:p text:style-name="P17"><text:tab/>1. <text:span text:style-name="T17">L'anticipation des risques</text:span></text:p>
      <text:p text:style-name="P17"/>
      <text:p text:style-name="P17"><text:tab/><text:tab/>- <text:span text:style-name="T18">Prendre en compte les risques spéculatifs (dûs à un investissement en <text:tab/><text:tab/><text:tab/>connaissance de cause) … </text:span></text:p>
      <text:p text:style-name="P17"><text:tab/><text:tab/>- … <text:span text:style-name="T19">et non spéculatifs (accidentels ou dus à de la malveillance)</text:span></text:p>
      <text:p text:style-name="P17"><text:tab/><text:tab/>- <text:span text:style-name="T20">''Approche globale de la prévention du risque'' : le devoir d'information sur <text:tab/><text:tab/>l'existant et l'indépendance de jugement font partie des qualités principales <text:tab/><text:tab/>nécessaires pour un ingénieur</text:span></text:p>
      <text:p text:style-name="P6"/>
      <text:p text:style-name="P8"><text:tab/><text:span text:style-name="T31">2. </text:span><text:span text:style-name="T32">Limites de la prise en compte des risques</text:span></text:p>
      <text:p text:style-name="P13"><text:tab/><text:tab/></text:p>
      <text:p text:style-name="P15"><text:span text:style-name="T5"><text:tab/><text:tab/>- </text:span><text:span text:style-name="T6">Risque zéro inexistant, il est donc impossible de tout prévoir</text:span></text:p>
      <text:p text:style-name="P14"><text:tab/><text:tab/>- Faut-il étudier à l'infini pour pouvoir dire qu'on a assez anticipé ?</text:p>
      <text:p text:style-name="P15"><text:span text:style-name="T6"><text:tab/><text:tab/>- </text:span><text:span text:style-name="T7">''Si on prend en compte [...] tous les risques, […] alors plus aucune activité <text:tab/><text:tab/>n'est possible''.</text:span></text:p>
      <text:p text:style-name="P15"><text:span text:style-name="T7"><text:tab/><text:tab/>- </text:span><text:span text:style-name="T8">Anticipation du r</text:span><text:span text:style-name="T9">isque = Frein pour l'innovation ?</text:span></text:p>
      <text:p text:style-name="P8"/>
      <text:p text:style-name="P32">Transition : Si le risque n'est pas suffisamment pris en compte et qu'un problème survient, l'ingénieur voit sa responsabilité engagée.</text:p>
      <text:p text:style-name="P18"/>
      <text:p text:style-name="P18"><text:span text:style-name="T16">2) Responsabilités importantes de l'ingénieur</text:span></text:p>
      <text:p text:style-name="P19"/>
      <text:p text:style-name="P19"><text:tab/>→<text:span text:style-name="T1"> DIFFERENCES ENTRE PENALE ET CIVILE =</text:span></text:p>
      <text:p text:style-name="P19"><text:tab/><text:tab/><text:span text:style-name="T1">CIVILE = prévue par la loi de manière générale, en lien avecla personne <text:tab/><text:tab/><text:tab/>privée, obligation de réparation (amende), ne concerne pas les ingénieurs du <text:tab/><text:tab/>secteur public</text:span></text:p>
      <text:p text:style-name="P19"><text:tab/><text:tab/><text:span text:style-name="T1">PENALE = incrimination, tribunal, concerne tous les ingénieurs</text:span></text:p>
      <text:p text:style-name="P5"/>
      <text:p text:style-name="P6"><text:tab/><text:span text:style-name="T33">1. </text:span><text:span text:style-name="T34">Responsabilité pénale</text:span></text:p>
      <text:p text:style-name="P20"/>
      <text:p text:style-name="P21"><text:tab/><text:tab/>- <text:span text:style-name="T15">Rendre compte de ses actes envers la société (représentée par le <text:tab/><text:tab/><text:tab/>Procureur de la République)</text:span></text:p>
      <text:p text:style-name="P21"><text:tab/><text:tab/>- <text:span text:style-name="T15">Sanction du comportement de la personne : infractions (contraventions : <text:tab/><text:tab/>1500€ d'amende,</text:span></text:p>
      <text:p text:style-name="P22"><text:tab/><text:tab/>délits : &lt;10ans de prison, travaux d'intérêt général, crimes : &gt;10ans de <text:tab/><text:tab/><text:tab/>prison)</text:p>
      <text:p text:style-name="P7"><text:tab/><text:tab/></text:p>
      <text:p text:style-name="P7"/>
      <text:p text:style-name="P7"/>
      <text:p text:style-name="P7"><text:soft-page-break/><text:tab/><text:tab/><text:span text:style-name="T35">- </text:span><text:span text:style-name="T36">Exemples d'infractions relevant de la responsabilité pénale :</text:span></text:p>
      <text:p text:style-name="P23"><text:tab/><text:tab/><text:tab/>→<text:span text:style-name="T29"> Délits de blessures et homicides involontaires</text:span></text:p>
      <text:p text:style-name="P23"><text:tab/><text:tab/><text:tab/>→<text:span text:style-name="T29"> Sécurité des travailleurs</text:span></text:p>
      <text:p text:style-name="P23"><text:tab/><text:tab/><text:tab/>→<text:span text:style-name="T29"> Délits écologiques</text:span></text:p>
      <text:p text:style-name="P6"/>
      <text:p text:style-name="P6"><text:tab/><text:span text:style-name="T43">2. Responsabilité civile</text:span></text:p>
      <text:p text:style-name="P24"/>
      <text:p text:style-name="P25"><text:tab/><text:tab/>- <text:span text:style-name="T23">P</text:span><text:span text:style-name="T10">révue par la loi de manière générale, </text:span><text:span text:style-name="T11">une persone privée </text:span><text:span text:style-name="T12">rend des <text:tab/><text:tab/><text:tab/>comptes à</text:span><text:span text:style-name="T10"> </text:span><text:span text:style-name="T11">une autre </text:span><text:span text:style-name="T10">personne privée, obligation de réparation <text:tab/><text:tab/><text:tab/><text:tab/>(</text:span><text:span text:style-name="T13">indemnisation</text:span><text:span text:style-name="T10">)</text:span></text:p>
      <text:p text:style-name="P25"><text:tab/><text:tab/>- <text:span text:style-name="T25">N</text:span><text:span text:style-name="T10">e concerne pas les ingénieurs du secteur public</text:span></text:p>
      <text:p text:style-name="P26"><text:tab/><text:tab/>- <text:span text:style-name="T24">Contractuelle : Suppose l'existence d'un contrat, et résulte de sa mauvaise <text:tab/><text:tab/>exécution (QUALITE DU PRODUIT NON EGALE A L'ATTENTE DU <text:tab/><text:tab/><text:tab/>CONTRAT)</text:span></text:p>
      <text:p text:style-name="P27"><text:tab/><text:tab/>- <text:span text:style-name="T24">Déléctuelle : Suppose l'absence de contrat entre victime et auteur de l'acte <text:tab/><text:tab/>(INGENIEUR QUI FERAIT TOMBER UN OBJET DE MESURE D'UN <text:tab/><text:tab/><text:tab/>CHANTIER, SUR UNE PERSONNE EXTERIEURE A L'ENTREPRISE)</text:span></text:p>
      <text:p text:style-name="P28"/>
      <text:p text:style-name="P28">→<text:span text:style-name="T26"> Il existe également d'autres responsabilités comme : commerciale (litiges entre commerçants), administrative (concerne l'ingénieur d’État), devant les Juridictions Financières (Trésor Public, Cour des Comptes)</text:span></text:p>
      <text:p text:style-name="P3"/>
      <text:p text:style-name="P29">Conclusion :</text:p>
      <text:p text:style-name="P30"><text:tab/></text:p>
      <text:p text:style-name="P31"><text:tab/>- <text:span text:style-name="T27">L'ingénieur doit toujours faire face aux risques en les prenant en compte, sans <text:tab/>quoi il devra endosser différentes responsabilités selon le délit commis</text:span></text:p>
      <text:p text:style-name="P31"><text:tab/>- <text:span text:style-name="T2">Anticipation du risque = Nouveau cadre de développement</text:span></text:p>
      <text:p text:style-name="P31"><text:tab/>- <text:span text:style-name="T30">Ce cadre = nouvelle méthode d'innvovation, prenant en compte tous les risques <text:tab/><text:tab/>=&gt; meilleure qualité d'innov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39:22.852000000</meta:creation-date>
    <dc:date>2016-09-28T16:28:39.543000000</dc:date>
    <meta:editing-duration>PT1H49M9S</meta:editing-duration>
    <meta:editing-cycles>21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41" meta:word-count="455" meta:character-count="3047" meta:non-whitespace-character-count="2527"/>
  </office:meta>
</office:document-meta>
</file>